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15cm" fo:min-width="0.595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458cm" fo:min-width="0.27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095cm" svg:height="0.365cm" svg:x="8.332cm" svg:y="2.8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" draw:id="id1">
          <draw:line draw:style-name="gr2" draw:text-style-name="P2" draw:layer="layout" svg:x1="7.943cm" svg:y1="4.299cm" svg:x2="7.943cm" svg:y2="4.648cm">
            <text:p/>
          </draw:line>
          <draw:line draw:style-name="gr2" draw:text-style-name="P2" draw:layer="layout" svg:x1="7.481cm" svg:y1="4.651cm" svg:x2="8.405cm" svg:y2="4.651cm">
            <text:p/>
          </draw:line>
          <draw:line draw:style-name="gr2" draw:text-style-name="P2" draw:layer="layout" svg:x1="7.481cm" svg:y1="5.002cm" svg:x2="8.405cm" svg:y2="5.002cm">
            <text:p/>
          </draw:line>
          <draw:line draw:style-name="gr2" draw:text-style-name="P2" draw:layer="layout" svg:x1="7.943cm" svg:y1="5cm" svg:x2="7.943cm" svg:y2="5.349cm">
            <text:p/>
          </draw:line>
        </draw:g>
        <draw:connector draw:style-name="gr3" draw:text-style-name="P1" xml:id="id8" draw:id="id8" draw:layer="layout" svg:x1="7.943cm" svg:y1="4.299cm" svg:x2="8.332cm" svg:y2="3.05cm" draw:start-shape="id1" draw:start-glue-point="0" draw:end-shape="id2" draw:end-glue-point="3" svg:d="M7943 4299v-558h-113v-691h502" svg:viewBox="0 0 503 1250">
          <text:p/>
        </draw:connector>
        <draw:connector draw:style-name="gr3" draw:text-style-name="P1" draw:layer="layout" draw:line-skew="-0.067cm" svg:x1="9.427cm" svg:y1="3.05cm" svg:x2="9.73cm" svg:y2="4.449cm" draw:start-shape="id2" draw:start-glue-point="1" svg:d="M9427 3050h433v1399h-130" svg:viewBox="0 0 434 1400">
          <text:p/>
        </draw:connector>
        <draw:connector draw:style-name="gr3" draw:text-style-name="P1" xml:id="id6" draw:id="id6" draw:layer="layout" svg:x1="9.73cm" svg:y1="5.118cm" svg:x2="7.943cm" svg:y2="5.349cm" draw:end-shape="id1" draw:end-glue-point="2" svg:d="M9730 5118v781h-1787v-550" svg:viewBox="0 0 1788 782">
          <text:p/>
        </draw:connector>
        <draw:g>
          <draw:custom-shape draw:style-name="gr4" draw:text-style-name="P1" draw:layer="layout" svg:width="0.656cm" svg:height="0.656cm" draw:transform="rotate (-3.14159265358979) translate (10.088cm 5.10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2" draw:layer="layout" svg:x1="10.1cm" svg:y1="5.118cm" svg:x2="9.387cm" svg:y2="5.118cm">
            <text:p/>
          </draw:line>
        </draw:g>
        <draw:connector draw:style-name="gr6" draw:text-style-name="P2" draw:layer="layout" draw:type="line" svg:x1="4.927cm" svg:y1="3.446cm" svg:x2="6.052cm" svg:y2="4.571cm" svg:d="M4927 3446l1125 1125" svg:viewBox="0 0 1126 1126">
          <text:p/>
        </draw:connector>
        <draw:g>
          <draw:custom-shape draw:style-name="gr4" draw:text-style-name="P1" draw:layer="layout" svg:width="0.655cm" svg:height="0.655cm" draw:transform="skewX (0.00157079632679489) rotate (2.35619449019234) translate (5.418cm 4.409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2" draw:layer="layout" svg:x1="5.9cm" svg:y1="3.946cm" svg:x2="5.396cm" svg:y2="4.45cm">
            <text:p/>
          </draw:line>
        </draw:g>
        <draw:connector draw:style-name="gr6" draw:text-style-name="P2" xml:id="id7" draw:id="id7" draw:layer="layout" draw:type="line" svg:x1="6.052cm" svg:y1="4.571cm" svg:x2="7.177cm" svg:y2="3.446cm" svg:d="M6052 4571l1125-1125" svg:viewBox="0 0 1126 1126">
          <text:p/>
        </draw:connector>
        <draw:g>
          <draw:custom-shape draw:style-name="gr4" draw:text-style-name="P1" draw:layer="layout" svg:width="0.655cm" svg:height="0.655cm" draw:transform="skewX (0.00296705972839044) rotate (0.785398163397448) translate (6.081cm 4.078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2" draw:layer="layout" svg:x1="6.547cm" svg:y1="3.598cm" svg:x2="7.051cm" svg:y2="4.102cm">
            <text:p/>
          </draw:line>
        </draw:g>
        <draw:connector draw:style-name="gr6" draw:text-style-name="P2" xml:id="id5" draw:id="id5" draw:layer="layout" draw:type="line" svg:x1="4.927cm" svg:y1="3.446cm" svg:x2="6.052cm" svg:y2="2.321cm" svg:d="M4927 3446l1125-1125" svg:viewBox="0 0 1126 1126">
          <text:p/>
        </draw:connector>
        <draw:g>
          <draw:custom-shape draw:style-name="gr4" draw:text-style-name="P1" draw:layer="layout" svg:width="0.655cm" svg:height="0.658cm" draw:transform="skewX (-0.00157079632679487) rotate (0.785398163397448) translate (5.046cm 2.863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2" draw:layer="layout" svg:x1="5.513cm" svg:y1="2.382cm" svg:x2="6.017cm" svg:y2="2.886cm">
            <text:p/>
          </draw:line>
        </draw:g>
        <draw:connector draw:style-name="gr6" draw:text-style-name="P2" xml:id="id4" draw:id="id4" draw:layer="layout" draw:type="line" svg:x1="6.052cm" svg:y1="2.321cm" svg:x2="7.177cm" svg:y2="3.446cm" svg:d="M6052 2321l1125 1125" svg:viewBox="0 0 1126 1126">
          <text:p/>
        </draw:connector>
        <draw:g>
          <draw:custom-shape draw:style-name="gr4" draw:text-style-name="P1" draw:layer="layout" svg:width="0.655cm" svg:height="0.657cm" draw:transform="skewX (-0.00157079632679486) rotate (2.35619449019234) translate (6.573cm 3.309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2" draw:layer="layout" svg:x1="7.056cm" svg:y1="2.846cm" svg:x2="6.552cm" svg:y2="3.35cm">
            <text:p/>
          </draw:line>
        </draw:g>
        <draw:connector draw:style-name="gr3" draw:text-style-name="P1" draw:layer="layout" svg:x1="3.589cm" svg:y1="3.454cm" svg:x2="6.052cm" svg:y2="2.321cm" draw:start-shape="id3" draw:start-glue-point="0" draw:end-shape="id4" draw:end-glue-point="2" svg:d="M3589 3454v-1133h2463" svg:viewBox="0 0 2464 1134">
          <text:p/>
        </draw:connector>
        <draw:connector draw:style-name="gr3" draw:text-style-name="P1" draw:layer="layout" svg:x1="4.927cm" svg:y1="3.446cm" svg:x2="8.836cm" svg:y2="5.899cm" draw:start-shape="id5" draw:start-glue-point="2" draw:end-shape="id6" draw:end-glue-point="0" svg:d="M4927 3446v2954h3909v-501" svg:viewBox="0 0 3910 2955">
          <text:p/>
        </draw:connector>
        <draw:connector draw:style-name="gr3" draw:text-style-name="P1" draw:layer="layout" svg:x1="3.589cm" svg:y1="5.697cm" svg:x2="6.052cm" svg:y2="4.571cm" draw:start-shape="id3" draw:start-glue-point="2" draw:end-shape="id7" draw:end-glue-point="2" svg:d="M3589 5697v551h2463v-1677" svg:viewBox="0 0 2464 1678">
          <text:p/>
        </draw:connector>
        <draw:connector draw:style-name="gr3" draw:text-style-name="P1" draw:layer="layout" svg:x1="7.177cm" svg:y1="3.446cm" svg:x2="7.83cm" svg:y2="3.741cm" draw:start-shape="id4" draw:start-glue-point="3" draw:end-shape="id8" draw:end-glue-point="0" svg:d="M7177 3446v295h653" svg:viewBox="0 0 654 296">
          <text:p/>
        </draw:connector>
        <draw:g xml:id="id3" draw:id="id3">
          <draw:path draw:style-name="gr5" draw:text-style-name="P2" draw:layer="layout" svg:width="0.342cm" svg:height="0.161cm" draw:transform="skewX (0.0490437519810407) rotate (-2.96095107600838) translate (3.91856939484212cm 4.36139700741543cm)" svg:viewBox="0 0 343 162" svg:d="M343 0c-319 0-343 162-343 162">
            <text:p/>
          </draw:path>
          <draw:path draw:style-name="gr5" draw:text-style-name="P2" draw:layer="layout" svg:width="0.344cm" svg:height="0.163cm" draw:transform="skewX (-0.0305432619099008) rotate (-0.141895268187139) translate (3.57399036819543cm 4.01663205214742cm)" svg:viewBox="0 0 345 164" svg:d="M0 0c319 1 345 164 345 164">
            <text:p/>
          </draw:path>
          <draw:path draw:style-name="gr5" draw:text-style-name="P2" draw:layer="layout" svg:width="0.34cm" svg:height="0.063cm" draw:transform="skewX (0.242775298952411) rotate (3.09394516501035) translate (3.58123437123951cm 4.41735919390603cm)" svg:viewBox="0 0 341 64" svg:d="M0 0c316-1 341 64 341 64">
            <text:p/>
          </draw:path>
          <draw:path draw:style-name="gr5" draw:text-style-name="P2" draw:layer="layout" svg:width="0.34cm" svg:height="0.094cm" draw:transform="skewX (-0.103323491718064) rotate (0.118507856210415) translate (3.25045122773111cm 4.2580609586711cm)" svg:viewBox="0 0 341 95" svg:d="M341 0c-316-2-341 95-341 95">
            <text:p/>
          </draw:path>
          <draw:path draw:style-name="gr5" draw:text-style-name="P2" draw:layer="layout" svg:width="0.343cm" svg:height="0.161cm" draw:transform="skewX (-0.0457276264022514) rotate (-0.146607657167525) translate (3.58725085859532cm 4.21729426883759cm)" svg:viewBox="0 0 344 162" svg:d="M0 0c320-1 344 162 344 162">
            <text:p/>
          </draw:path>
          <draw:path draw:style-name="gr5" draw:text-style-name="P2" draw:layer="layout" svg:width="0.342cm" svg:height="0.162cm" draw:transform="skewX (0.0486946861306418) rotate (-2.96182374063438) translate (3.93231131339004cm 4.59323542685602cm)" svg:viewBox="0 0 343 163" svg:d="M343 0c-319 0-343 163-343 163">
            <text:p/>
          </draw:path>
          <draw:path draw:style-name="gr5" draw:text-style-name="P2" draw:layer="layout" svg:width="0.339cm" svg:height="0.063cm" draw:transform="skewX (0.22776546738526) rotate (3.09342156623475) translate (3.58692190763781cm 4.65473283373183cm)" svg:viewBox="0 0 340 64" svg:d="M0 0c316-1 340 64 340 64">
            <text:p/>
          </draw:path>
          <draw:path draw:style-name="gr5" draw:text-style-name="P2" draw:layer="layout" svg:width="0.34cm" svg:height="0.096cm" draw:transform="skewX (-0.103323491718064) rotate (0.112399203828435) translate (3.25464781279848cm 4.49384264178069cm)" svg:viewBox="0 0 341 97" svg:d="M341 0c-317 0-341 97-341 97">
            <text:p/>
          </draw:path>
          <draw:path draw:style-name="gr5" draw:text-style-name="P2" draw:layer="layout" svg:width="0.342cm" svg:height="0.159cm" draw:transform="skewX (-0.0518362787842315) rotate (-0.15114551322271) translate (3.59131070651818cm 4.45514410907651cm)" svg:viewBox="0 0 343 160" svg:d="M0 0c320-3 343 160 343 160">
            <text:p/>
          </draw:path>
          <draw:path draw:style-name="gr5" draw:text-style-name="P2" draw:layer="layout" svg:width="0.343cm" svg:height="0.162cm" draw:transform="skewX (0.0427605666738611) rotate (-2.96252187233518) translate (3.92750426495247cm 4.8370685497317cm)" svg:viewBox="0 0 344 163" svg:d="M344 0c-319 0-344 163-344 163">
            <text:p/>
          </draw:path>
          <draw:path draw:style-name="gr5" draw:text-style-name="P2" draw:layer="layout" svg:width="0.339cm" svg:height="0.063cm" draw:transform="skewX (0.231256125889249) rotate (3.09342156623475) translate (3.59097928392081cm 4.8926073412855cm)" svg:viewBox="0 0 340 64" svg:d="M0 0c316-1 340 64 340 64">
            <text:p/>
          </draw:path>
          <draw:path draw:style-name="gr5" draw:text-style-name="P2" draw:layer="layout" svg:width="0.34cm" svg:height="0.093cm" draw:transform="skewX (-0.097563905186483) rotate (0.120427718387609) translate (3.25906252711649cm 4.73391598052756cm)" svg:viewBox="0 0 341 94" svg:d="M341 0c-316-2-341 94-341 94">
            <text:p/>
          </draw:path>
          <draw:path draw:style-name="gr5" draw:text-style-name="P2" draw:layer="layout" svg:width="0.344cm" svg:height="0.158cm" draw:transform="skewX (-0.0486946861306418) rotate (-0.155857902203094) translate (3.59536513343793cm 4.69249843479242cm)" svg:viewBox="0 0 345 159" svg:d="M0 0c320-4 345 159 345 159">
            <text:p/>
          </draw:path>
          <draw:path draw:style-name="gr5" draw:text-style-name="P2" draw:layer="layout" svg:width="0.343cm" svg:height="0.162cm" draw:transform="skewX (0.0457276264022514) rotate (-2.96182374063438) translate (3.94069986337517cm 5.05702791567cm)" svg:viewBox="0 0 344 163" svg:d="M344 0c-320 0-344 163-344 163">
            <text:p/>
          </draw:path>
          <draw:line draw:style-name="gr5" draw:text-style-name="P2" draw:layer="layout" svg:x1="3.572cm" svg:y1="4.035cm" svg:x2="3.569cm" svg:y2="3.454cm">
            <text:p/>
          </draw:line>
          <draw:line draw:style-name="gr5" draw:text-style-name="P2" draw:layer="layout" svg:x1="3.607cm" svg:y1="5.698cm" svg:x2="3.604cm" svg:y2="5.117cm">
            <text:p/>
          </draw:line>
        </draw:g>
        <draw:g xml:id="id10" draw:id="id10">
          <draw:path draw:style-name="gr5" draw:text-style-name="P2" draw:layer="layout" svg:width="0.342cm" svg:height="0.161cm" draw:transform="skewX (0.0490437519810407) rotate (-2.96095107600838) translate (2.35856939484212cm 4.36439700741543cm)" svg:viewBox="0 0 343 162" svg:d="M343 0c-319 0-343 162-343 162">
            <text:p/>
          </draw:path>
          <draw:path draw:style-name="gr5" draw:text-style-name="P2" draw:layer="layout" svg:width="0.344cm" svg:height="0.163cm" draw:transform="skewX (-0.0305432619099008) rotate (-0.141895268187139) translate (2.01399036819543cm 4.01963205214742cm)" svg:viewBox="0 0 345 164" svg:d="M0 0c319 1 345 164 345 164">
            <text:p/>
          </draw:path>
          <draw:path draw:style-name="gr5" draw:text-style-name="P2" draw:layer="layout" svg:width="0.34cm" svg:height="0.063cm" draw:transform="skewX (0.242775298952411) rotate (3.09394516501035) translate (2.0212343712395cm 4.42035919390603cm)" svg:viewBox="0 0 341 64" svg:d="M0 0c316-1 341 64 341 64">
            <text:p/>
          </draw:path>
          <draw:path draw:style-name="gr5" draw:text-style-name="P2" draw:layer="layout" svg:width="0.34cm" svg:height="0.094cm" draw:transform="skewX (-0.103323491718064) rotate (0.118507856210415) translate (1.69045122773111cm 4.2610609586711cm)" svg:viewBox="0 0 341 95" svg:d="M341 0c-316-2-341 95-341 95">
            <text:p/>
          </draw:path>
          <draw:path draw:style-name="gr5" draw:text-style-name="P2" draw:layer="layout" svg:width="0.343cm" svg:height="0.161cm" draw:transform="skewX (-0.0457276264022514) rotate (-0.146607657167525) translate (2.02725085859532cm 4.22029426883759cm)" svg:viewBox="0 0 344 162" svg:d="M0 0c320-1 344 162 344 162">
            <text:p/>
          </draw:path>
          <draw:path draw:style-name="gr5" draw:text-style-name="P2" draw:layer="layout" svg:width="0.342cm" svg:height="0.162cm" draw:transform="skewX (0.0486946861306418) rotate (-2.96182374063438) translate (2.37231131339004cm 4.59623542685602cm)" svg:viewBox="0 0 343 163" svg:d="M343 0c-319 0-343 163-343 163">
            <text:p/>
          </draw:path>
          <draw:path draw:style-name="gr5" draw:text-style-name="P2" draw:layer="layout" svg:width="0.339cm" svg:height="0.063cm" draw:transform="skewX (0.22776546738526) rotate (3.09342156623475) translate (2.02692190763781cm 4.65773283373183cm)" svg:viewBox="0 0 340 64" svg:d="M0 0c316-1 340 64 340 64">
            <text:p/>
          </draw:path>
          <draw:path draw:style-name="gr5" draw:text-style-name="P2" draw:layer="layout" svg:width="0.34cm" svg:height="0.096cm" draw:transform="skewX (-0.103323491718064) rotate (0.112399203828435) translate (1.69464781279848cm 4.49684264178069cm)" svg:viewBox="0 0 341 97" svg:d="M341 0c-317 0-341 97-341 97">
            <text:p/>
          </draw:path>
          <draw:path draw:style-name="gr5" draw:text-style-name="P2" draw:layer="layout" svg:width="0.342cm" svg:height="0.159cm" draw:transform="skewX (-0.0518362787842315) rotate (-0.15114551322271) translate (2.03131070651818cm 4.45814410907652cm)" svg:viewBox="0 0 343 160" svg:d="M0 0c320-3 343 160 343 160">
            <text:p/>
          </draw:path>
          <draw:path draw:style-name="gr5" draw:text-style-name="P2" draw:layer="layout" svg:width="0.343cm" svg:height="0.162cm" draw:transform="skewX (0.0427605666738611) rotate (-2.96252187233518) translate (2.36750426495247cm 4.8400685497317cm)" svg:viewBox="0 0 344 163" svg:d="M344 0c-319 0-344 163-344 163">
            <text:p/>
          </draw:path>
          <draw:path draw:style-name="gr5" draw:text-style-name="P2" draw:layer="layout" svg:width="0.339cm" svg:height="0.063cm" draw:transform="skewX (0.231256125889249) rotate (3.09342156623475) translate (2.03097928392082cm 4.8956073412855cm)" svg:viewBox="0 0 340 64" svg:d="M0 0c316-1 340 64 340 64">
            <text:p/>
          </draw:path>
          <draw:path draw:style-name="gr5" draw:text-style-name="P2" draw:layer="layout" svg:width="0.34cm" svg:height="0.093cm" draw:transform="skewX (-0.097563905186483) rotate (0.120427718387609) translate (1.69906252711649cm 4.73691598052756cm)" svg:viewBox="0 0 341 94" svg:d="M341 0c-316-2-341 94-341 94">
            <text:p/>
          </draw:path>
          <draw:path draw:style-name="gr5" draw:text-style-name="P2" draw:layer="layout" svg:width="0.344cm" svg:height="0.158cm" draw:transform="skewX (-0.0486946861306418) rotate (-0.155857902203094) translate (2.03536513343793cm 4.69549843479242cm)" svg:viewBox="0 0 345 159" svg:d="M0 0c320-4 345 159 345 159">
            <text:p/>
          </draw:path>
          <draw:path draw:style-name="gr5" draw:text-style-name="P2" draw:layer="layout" svg:width="0.343cm" svg:height="0.162cm" draw:transform="skewX (0.0457276264022514) rotate (-2.96182374063438) translate (2.38069986337517cm 5.06002791567cm)" svg:viewBox="0 0 344 163" svg:d="M344 0c-320 0-344 163-344 163">
            <text:p/>
          </draw:path>
          <draw:line draw:style-name="gr5" draw:text-style-name="P2" draw:layer="layout" svg:x1="2.012cm" svg:y1="4.038cm" svg:x2="2.009cm" svg:y2="3.457cm">
            <text:p/>
          </draw:line>
          <draw:line draw:style-name="gr5" draw:text-style-name="P2" draw:layer="layout" svg:x1="2.047cm" svg:y1="5.701cm" svg:x2="2.044cm" svg:y2="5.12cm">
            <text:p/>
          </draw:line>
        </draw:g>
        <draw:line draw:style-name="gr6" draw:text-style-name="P2" draw:layer="layout" svg:x1="2.66cm" svg:y1="3.1cm" svg:x2="2.66cm" svg:y2="6.2cm">
          <text:p/>
        </draw:line>
        <draw:line draw:style-name="gr6" draw:text-style-name="P2" draw:layer="layout" svg:x1="2.96cm" svg:y1="3.1cm" svg:x2="2.96cm" svg:y2="6.2cm">
          <text:p/>
        </draw:line>
        <draw:custom-shape draw:style-name="gr7" draw:text-style-name="P1" xml:id="id9" draw:id="id9" draw:layer="layout" svg:width="1.1cm" svg:height="1cm" svg:x="0.1cm" svg:y="3.9cm">
          <text:p text:style-name="P1">+</text:p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0.65cm" svg:y1="3.9cm" svg:x2="2.029cm" svg:y2="3.457cm" draw:start-shape="id9" draw:start-glue-point="4" draw:end-shape="id10" draw:end-glue-point="0" svg:d="M650 3900v-993h1379v550" svg:viewBox="0 0 1380 994">
          <text:p/>
        </draw:connector>
        <draw:connector draw:style-name="gr3" draw:text-style-name="P1" draw:layer="layout" svg:x1="0.65cm" svg:y1="4.9cm" svg:x2="2.029cm" svg:y2="5.7cm" draw:start-shape="id9" draw:start-glue-point="8" draw:end-shape="id10" draw:end-glue-point="2" svg:d="M650 4900v1351h1379v-551" svg:viewBox="0 0 1380 1352">
          <text:p/>
        </draw:connector>
        <draw:frame draw:style-name="gr8" draw:text-style-name="P4" draw:layer="layout" svg:width="1.4cm" svg:height="1.115cm" svg:x="2.16cm" svg:y="2.3cm">
          <draw:text-box>
            <text:p text:style-name="P3"><text:span text:style-name="T1">N:1</text:span></text:p>
          </draw:text-box>
        </draw:frame>
        <draw:frame draw:style-name="gr8" draw:text-style-name="P4" draw:layer="layout" svg:width="1.4cm" svg:height="1.115cm" svg:x="3.8cm" svg:y="6.185cm">
          <draw:text-box>
            <text:p text:style-name="P3"><text:span text:style-name="T1">0</text:span></text:p>
          </draw:text-box>
        </draw:frame>
        <draw:frame draw:style-name="gr8" draw:text-style-name="P4" draw:layer="layout" svg:width="1.4cm" svg:height="1.115cm" svg:x="0.3cm" svg:y="2.385cm">
          <draw:text-box>
            <text:p text:style-name="P3"><text:span text:style-name="T1">1</text:span></text:p>
          </draw:text-box>
        </draw:frame>
        <draw:frame draw:style-name="gr8" draw:text-style-name="P4" draw:layer="layout" svg:width="1.4cm" svg:height="1.115cm" svg:x="5.66cm" svg:y="1.685cm">
          <draw:text-box>
            <text:p text:style-name="P3"><text:span text:style-name="T1">2</text:span></text:p>
          </draw:text-box>
        </draw:frame>
        <draw:frame draw:style-name="gr8" draw:text-style-name="P4" draw:layer="layout" svg:width="1.4cm" svg:height="1.115cm" svg:x="7cm" svg:y="6.285cm">
          <draw:text-box>
            <text:p text:style-name="P3"><text:span text:style-name="T1">4</text:span></text:p>
          </draw:text-box>
        </draw:frame>
        <draw:frame draw:style-name="gr8" draw:text-style-name="P4" draw:layer="layout" svg:width="1.4cm" svg:height="1.115cm" svg:x="5.96cm" svg:y="4.485cm">
          <draw:text-box>
            <text:p text:style-name="P3"><text:span text:style-name="T1">0</text:span></text:p>
          </draw:text-box>
        </draw:frame>
        <draw:frame draw:style-name="gr8" draw:text-style-name="P4" draw:layer="layout" svg:width="1.4cm" svg:height="1.115cm" svg:x="6.96cm" svg:y="2.9cm">
          <draw:text-box>
            <text:p text:style-name="P3"><text:span text:style-name="T1">3</text:span></text:p>
          </draw:text-box>
        </draw:frame>
        <draw:frame draw:style-name="gr8" draw:text-style-name="P4" draw:layer="layout" svg:width="1.4cm" svg:height="1.115cm" svg:x="9.6cm" svg:y="2.385cm">
          <draw:text-box>
            <text:p text:style-name="P3"><text:span text:style-name="T1">5</text:span></text:p>
          </draw:text-box>
        </draw:frame>
        <draw:frame draw:style-name="gr9" draw:text-style-name="P4" draw:layer="layout" svg:width="2cm" svg:height="0.683cm" svg:x="10cm" svg:y="4.3cm">
          <draw:text-box>
            <text:p text:style-name="P3"><text:span text:style-name="T1">x1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6T23:57:51.904868941</dc:date>
    <meta:editing-duration>PT58M4S</meta:editing-duration>
    <meta:editing-cycles>18</meta:editing-cycles>
    <meta:generator>LibreOffice/6.4.6.2$Linux_X86_64 LibreOffice_project/40$Build-2</meta:generator>
    <meta:document-statistic meta:object-count="80"/>
  </office:meta>
</office:document-meta>
</file>